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ae9af"/>
    </style:style>
    <style:style style:name="P2" style:family="paragraph" style:parent-style-name="Text_20_body">
      <style:text-properties officeooo:paragraph-rsid="001bd439"/>
    </style:style>
    <style:style style:name="P3" style:family="paragraph" style:parent-style-name="Text_20_body">
      <style:text-properties officeooo:paragraph-rsid="001d889d"/>
    </style:style>
    <style:style style:name="P4" style:family="paragraph" style:parent-style-name="Text_20_body">
      <style:text-properties officeooo:paragraph-rsid="001e3943"/>
    </style:style>
    <style:style style:name="P5" style:family="paragraph" style:parent-style-name="Heading_20_2">
      <style:text-properties officeooo:rsid="001d889d" officeooo:paragraph-rsid="001d889d"/>
    </style:style>
    <style:style style:name="P6" style:family="paragraph" style:parent-style-name="Heading_20_2">
      <style:text-properties officeooo:rsid="001a752f" officeooo:paragraph-rsid="001a752f"/>
    </style:style>
    <style:style style:name="P7" style:family="paragraph" style:parent-style-name="Heading_20_2">
      <style:text-properties officeooo:rsid="001fee05" officeooo:paragraph-rsid="001fee05"/>
    </style:style>
    <style:style style:name="P8" style:family="paragraph" style:parent-style-name="Header">
      <style:text-properties officeooo:rsid="0021bdad" officeooo:paragraph-rsid="0021bdad"/>
    </style:style>
    <style:style style:name="P9" style:family="paragraph" style:parent-style-name="Heading">
      <style:text-properties fo:font-size="18pt" fo:font-weight="bold" officeooo:rsid="001a752f" officeooo:paragraph-rsid="001a752f" style:font-size-asian="18pt" style:font-weight-asian="bold" style:font-size-complex="18pt" style:font-weight-complex="bold"/>
    </style:style>
    <style:style style:name="P10" style:family="paragraph" style:parent-style-name="Heading_20_1">
      <style:text-properties officeooo:rsid="001a752f" officeooo:paragraph-rsid="001a752f"/>
    </style:style>
    <style:style style:name="P11" style:family="paragraph" style:parent-style-name="Heading_20_1">
      <style:text-properties officeooo:rsid="001fee05" officeooo:paragraph-rsid="001fee05"/>
    </style:style>
    <style:style style:name="P12" style:family="paragraph" style:parent-style-name="Text_20_body">
      <style:text-properties officeooo:rsid="001e3943" officeooo:paragraph-rsid="001e3943"/>
    </style:style>
    <style:style style:name="P13" style:family="paragraph" style:parent-style-name="Text_20_body">
      <style:text-properties officeooo:rsid="001ae9af" officeooo:paragraph-rsid="001ae9af"/>
    </style:style>
    <style:style style:name="P14" style:family="paragraph" style:parent-style-name="Text_20_body">
      <style:text-properties officeooo:rsid="001d889d" officeooo:paragraph-rsid="001d889d"/>
    </style:style>
    <style:style style:name="T1" style:family="text">
      <style:text-properties officeooo:rsid="001a752f"/>
    </style:style>
    <style:style style:name="T2" style:family="text">
      <style:text-properties officeooo:rsid="001ae9af"/>
    </style:style>
    <style:style style:name="T3" style:family="text">
      <style:text-properties officeooo:rsid="001bd439"/>
    </style:style>
    <style:style style:name="T4" style:family="text">
      <style:text-properties officeooo:rsid="001d889d"/>
    </style:style>
    <style:style style:name="T5" style:family="text">
      <style:text-properties officeooo:rsid="001e3943"/>
    </style:style>
    <style:style style:name="T6" style:family="text">
      <style:text-properties officeooo:rsid="0022e5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port lab 1 – Image Filter (MPI)</text:p>
      <text:h text:style-name="P10" text:outline-level="1">Description</text:h>
      <text:h text:style-name="P5" text:outline-level="2">Blur</text:h>
      <text:p text:style-name="P3"><text:span text:style-name="T4">Each process reads the image and, </text:span><text:span text:style-name="T6">using the function “calcDispls”,</text:span><text:span text:style-name="T4"> </text:span><text:span text:style-name="T5">is assigned </text:span><text:span text:style-name="T6">a</text:span><text:span text:style-name="T5"> range of</text:span><text:span text:style-name="T4"> rows that it is supposed to blur. </text:span><text:span text:style-name="T5">Each process blurs their assigned rows with the given radius. After the blur we call “MPI_Gatherv” to collect each process's range of row</text:span><text:span text:style-name="T6">s together</text:span><text:span text:style-name="T5"> to a fully blurred image.</text:span></text:p>
      <text:p text:style-name="P12">As you can see the only communication needed with this approach is at the end when each process have to send their blurred part of the image to process 0 so it can write the fully blurred image.</text:p>
      <text:h text:style-name="P6" text:outline-level="2">Threshold</text:h>
      <text:p text:style-name="P4"><text:span text:style-name="T1">We start by </text:span><text:span text:style-name="T5">letting the</text:span><text:span text:style-name="T1"> process </text:span><text:span text:style-name="T2">with ID</text:span><text:span text:style-name="T1"> 0 </text:span><text:span text:style-name="T5">read </text:span><text:span text:style-name="T1">the image file and then </text:span><text:span text:style-name="T2">broadcast the image size to the rest of the processes. </text:span></text:p>
      <text:p text:style-name="P13">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left over pixels to to as many processes as possible. </text:p>
      <text:p text:style-name="P13">With the image scattered each process can now calculate the sum of the pixel values for their part of the image and then we do a “MPI_Allreduce” call with the sum operation to get the sum of the whole image. </text:p>
      <text:p text:style-name="P1"><text:span text:style-name="T2">Since we </text:span><text:span text:style-name="T3">sent</text:span><text:span text:style-name="T2"> the size of the image earlier </text:span><text:span text:style-name="T3">to all processes</text:span><text:span text:style-name="T2"> </text:span><text:span text:style-name="T3">each process</text:span><text:span text:style-name="T2"> can now calculate the</text:span><text:span text:style-name="T3"> </text:span><text:span text:style-name="T2">average </text:span><text:span text:style-name="T3">intensity </text:span><text:span text:style-name="T5">of the whole image</text:span><text:span text:style-name="T3"> and threshold their part of the image.</text:span></text:p>
      <text:p text:style-name="P2"><text:span text:style-name="T5">At the end</text:span><text:span text:style-name="T3"> we again use the </text:span><text:span text:style-name="T5">earlier</text:span><text:span text:style-name="T3"> calculated displacements and work data amount to do a “MPI_Gatherv” call to get the final image.</text:span></text:p>
      <text:h text:style-name="P11" text:outline-level="1">Execution times</text:h>
      <text:h text:style-name="P7" text:outline-level="2">Blur</text:h>
      <text:h text:style-name="P7" text:outline-level="2">Threshold</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21bd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0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08T10:33:32.65</dc:date>
    <meta:editing-duration>PT47M6S</meta:editing-duration>
    <meta:editing-cycles>6</meta:editing-cycles>
    <meta:generator>LibreOffice/4.0.2.2$Windows_x86 LibreOffice_project/4c82dcdd6efcd48b1d8bba66bfe1989deee49c3</meta:generator>
    <meta:document-statistic meta:table-count="0" meta:image-count="0" meta:object-count="0" meta:page-count="1" meta:paragraph-count="15" meta:word-count="293" meta:character-count="1629" meta:non-whitespace-character-count="1347"/>
  </office:meta>
</office:document-meta>
</file>